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0.0201in" draw:marker-start-width="0.1398in" draw:marker-end-width="0.13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4343in" svg:y="4.1071in">
            <draw:object draw:notify-on-update-of-ranges="Sheet1.A1:Sheet1.A1 Sheet1.E2:Sheet1.E21 Sheet1.E1:Sheet1.E1 Sheet1.A2:Sheet1.A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795in" svg:y="4.1071in">
            <draw:object draw:notify-on-update-of-ranges="Sheet1.A1:Sheet1.A1 Sheet1.F2:Sheet1.F21 Sheet1.F1:Sheet1.F1 Sheet1.A2:Sheet1.A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baverage</text:p>
          </table:table-cell>
          <table:table-cell office:value-type="string" calcext:value-type="string">
            <text:p>averagert</text:p>
          </table:table-cell>
          <table:table-cell office:value-type="string" calcext:value-type="string">
            <text:p>trueparallel</text:p>
          </table:table-cell>
          <table:table-cell office:value-type="string" calcext:value-type="string">
            <text:p>maxrt</text:p>
          </table:table-cell>
          <table:table-cell office:value-type="string" calcext:value-type="string">
            <text:p>totalrequests</text:p>
          </table:table-cell>
          <table:table-cell office:value-type="string" calcext:value-type="string">
            <text:p>loadgeneratorinstances</text:p>
          </table:table-cell>
          <table:table-cell office:value-type="string" calcext:value-type="string">
            <text:p>appinstances</text:p>
          </table:table-cell>
          <table:table-cell office:value-type="string" calcext:value-type="string">
            <text:p>testround</text:p>
          </table:table-cell>
        </table:table-row>
        <table:table-row table:style-name="ro1">
          <table:table-cell office:value-type="float" office:value="1014.41140657328" calcext:value-type="float">
            <text:p>1014.4114065733</text:p>
          </table:table-cell>
          <table:table-cell office:value-type="float" office:value="7.94173306772908" calcext:value-type="float">
            <text:p>7.9417330677</text:p>
          </table:table-cell>
          <table:table-cell office:value-type="float" office:value="1.85836553784861" calcext:value-type="float">
            <text:p>1.8583655378</text:p>
          </table:table-cell>
          <table:table-cell office:value-type="float" office:value="138" calcext:value-type="float">
            <text:p>138</text:p>
          </table:table-cell>
          <table:table-cell office:value-type="float" office:value="14056" calcext:value-type="float">
            <text:p>140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.41140657328" calcext:value-type="float">
            <text:p>1069.4114065733</text:p>
          </table:table-cell>
          <table:table-cell office:value-type="float" office:value="7.56418953295119" calcext:value-type="float">
            <text:p>7.564189533</text:p>
          </table:table-cell>
          <table:table-cell office:value-type="float" office:value="7.42803412135807" calcext:value-type="float">
            <text:p>7.4280341214</text:p>
          </table:table-cell>
          <table:table-cell office:value-type="float" office:value="279" calcext:value-type="float">
            <text:p>279</text:p>
          </table:table-cell>
          <table:table-cell office:value-type="float" office:value="58966" calcext:value-type="float">
            <text:p>589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4.51563888234" calcext:value-type="float">
            <text:p>1094.5156388824</text:p>
          </table:table-cell>
          <table:table-cell office:value-type="float" office:value="8.11242769850048" calcext:value-type="float">
            <text:p>8.1124276985</text:p>
          </table:table-cell>
          <table:table-cell office:value-type="float" office:value="14.9106421098439" calcext:value-type="float">
            <text:p>14.9106421098</text:p>
          </table:table-cell>
          <table:table-cell office:value-type="float" office:value="253" calcext:value-type="float">
            <text:p>253</text:p>
          </table:table-cell>
          <table:table-cell office:value-type="float" office:value="110302" calcext:value-type="float">
            <text:p>1103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2.13821630468" calcext:value-type="float">
            <text:p>1212.1382163047</text:p>
          </table:table-cell>
          <table:table-cell office:value-type="float" office:value="8.05350966063389" calcext:value-type="float">
            <text:p>8.0535096606</text:p>
          </table:table-cell>
          <table:table-cell office:value-type="float" office:value="22.3887568565622" calcext:value-type="float">
            <text:p>22.3887568566</text:p>
          </table:table-cell>
          <table:table-cell office:value-type="float" office:value="274" calcext:value-type="float">
            <text:p>274</text:p>
          </table:table-cell>
          <table:table-cell office:value-type="float" office:value="166811" calcext:value-type="float">
            <text:p>1668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2.25763163188" calcext:value-type="float">
            <text:p>1272.2576316319</text:p>
          </table:table-cell>
          <table:table-cell office:value-type="float" office:value="8.62326510282469" calcext:value-type="float">
            <text:p>8.6232651028</text:p>
          </table:table-cell>
          <table:table-cell office:value-type="float" office:value="30.0089625578299" calcext:value-type="float">
            <text:p>30.0089625578</text:p>
          </table:table-cell>
          <table:table-cell office:value-type="float" office:value="233" calcext:value-type="float">
            <text:p>233</text:p>
          </table:table-cell>
          <table:table-cell office:value-type="float" office:value="208802" calcext:value-type="float">
            <text:p>2088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8.92385308459" calcext:value-type="float">
            <text:p>1688.9238530846</text:p>
          </table:table-cell>
          <table:table-cell office:value-type="float" office:value="10.1227391731452" calcext:value-type="float">
            <text:p>10.1227391731</text:p>
          </table:table-cell>
          <table:table-cell office:value-type="float" office:value="37.9501491601214" calcext:value-type="float">
            <text:p>37.9501491601</text:p>
          </table:table-cell>
          <table:table-cell office:value-type="float" office:value="1017" calcext:value-type="float">
            <text:p>1017</text:p>
          </table:table-cell>
          <table:table-cell office:value-type="float" office:value="224973" calcext:value-type="float">
            <text:p>22497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2.73617400286" calcext:value-type="float">
            <text:p>1892.7361740029</text:p>
          </table:table-cell>
          <table:table-cell office:value-type="float" office:value="10.2267770401251" calcext:value-type="float">
            <text:p>10.2267770401</text:p>
          </table:table-cell>
          <table:table-cell office:value-type="float" office:value="45.5398381596773" calcext:value-type="float">
            <text:p>45.5398381597</text:p>
          </table:table-cell>
          <table:table-cell office:value-type="float" office:value="1006" calcext:value-type="float">
            <text:p>1006</text:p>
          </table:table-cell>
          <table:table-cell office:value-type="float" office:value="267214" calcext:value-type="float">
            <text:p>2672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98.79955252615" calcext:value-type="float">
            <text:p>2198.7995525262</text:p>
          </table:table-cell>
          <table:table-cell office:value-type="float" office:value="11.103356053905" calcext:value-type="float">
            <text:p>11.1033560539</text:p>
          </table:table-cell>
          <table:table-cell office:value-type="float" office:value="53.3405224829596" calcext:value-type="float">
            <text:p>53.340522483</text:p>
          </table:table-cell>
          <table:table-cell office:value-type="float" office:value="1009" calcext:value-type="float">
            <text:p>1009</text:p>
          </table:table-cell>
          <table:table-cell office:value-type="float" office:value="288285" calcext:value-type="float">
            <text:p>28828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27.89176875326" calcext:value-type="float">
            <text:p>2427.8917687533</text:p>
          </table:table-cell>
          <table:table-cell office:value-type="float" office:value="12.646197846568" calcext:value-type="float">
            <text:p>12.6461978466</text:p>
          </table:table-cell>
          <table:table-cell office:value-type="float" office:value="61.3846443472409" calcext:value-type="float">
            <text:p>61.3846443472</text:p>
          </table:table-cell>
          <table:table-cell office:value-type="float" office:value="1080" calcext:value-type="float">
            <text:p>1080</text:p>
          </table:table-cell>
          <table:table-cell office:value-type="float" office:value="291256" calcext:value-type="float">
            <text:p>29125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33.20270966318" calcext:value-type="float">
            <text:p>2533.2027096632</text:p>
          </table:table-cell>
          <table:table-cell office:value-type="float" office:value="12.7162027924431" calcext:value-type="float">
            <text:p>12.7162027924</text:p>
          </table:table-cell>
          <table:table-cell office:value-type="float" office:value="69.1252783797208" calcext:value-type="float">
            <text:p>69.1252783797</text:p>
          </table:table-cell>
          <table:table-cell office:value-type="float" office:value="1060" calcext:value-type="float">
            <text:p>1060</text:p>
          </table:table-cell>
          <table:table-cell office:value-type="float" office:value="326166" calcext:value-type="float">
            <text:p>32616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13.22095803695" calcext:value-type="float">
            <text:p>2513.220958037</text:p>
          </table:table-cell>
          <table:table-cell office:value-type="float" office:value="13.9336764502159" calcext:value-type="float">
            <text:p>13.9336764502</text:p>
          </table:table-cell>
          <table:table-cell office:value-type="float" office:value="77.108965475495" calcext:value-type="float">
            <text:p>77.1089654755</text:p>
          </table:table-cell>
          <table:table-cell office:value-type="float" office:value="3016" calcext:value-type="float">
            <text:p>3016</text:p>
          </table:table-cell>
          <table:table-cell office:value-type="float" office:value="332054" calcext:value-type="float">
            <text:p>33205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02.34865041975" calcext:value-type="float">
            <text:p>2602.3486504198</text:p>
          </table:table-cell>
          <table:table-cell office:value-type="float" office:value="15.070817541001" calcext:value-type="float">
            <text:p>15.070817541</text:p>
          </table:table-cell>
          <table:table-cell office:value-type="float" office:value="85.0898358364918" calcext:value-type="float">
            <text:p>85.0898358365</text:p>
          </table:table-cell>
          <table:table-cell office:value-type="float" office:value="3030" calcext:value-type="float">
            <text:p>3030</text:p>
          </table:table-cell>
          <table:table-cell office:value-type="float" office:value="338772" calcext:value-type="float">
            <text:p>33877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01.2848277063" calcext:value-type="float">
            <text:p>2601.2848277063</text:p>
          </table:table-cell>
          <table:table-cell office:value-type="float" office:value="15.9270973985378" calcext:value-type="float">
            <text:p>15.9270973985</text:p>
          </table:table-cell>
          <table:table-cell office:value-type="float" office:value="92.9823946126639" calcext:value-type="float">
            <text:p>92.9823946127</text:p>
          </table:table-cell>
          <table:table-cell office:value-type="float" office:value="3036" calcext:value-type="float">
            <text:p>3036</text:p>
          </table:table-cell>
          <table:table-cell office:value-type="float" office:value="350303" calcext:value-type="float">
            <text:p>35030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02.39630621495" calcext:value-type="float">
            <text:p>2902.396306215</text:p>
          </table:table-cell>
          <table:table-cell office:value-type="float" office:value="17.5181381428229" calcext:value-type="float">
            <text:p>17.5181381428</text:p>
          </table:table-cell>
          <table:table-cell office:value-type="float" office:value="101.062138945945" calcext:value-type="float">
            <text:p>101.0621389459</text:p>
          </table:table-cell>
          <table:table-cell office:value-type="float" office:value="3022" calcext:value-type="float">
            <text:p>3022</text:p>
          </table:table-cell>
          <table:table-cell office:value-type="float" office:value="346149" calcext:value-type="float">
            <text:p>34614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8.67228799058" calcext:value-type="float">
            <text:p>3058.6722879906</text:p>
          </table:table-cell>
          <table:table-cell office:value-type="float" office:value="19.1058392777498" calcext:value-type="float">
            <text:p>19.1058392777</text:p>
          </table:table-cell>
          <table:table-cell office:value-type="float" office:value="109.228083150895" calcext:value-type="float">
            <text:p>109.2280831509</text:p>
          </table:table-cell>
          <table:table-cell office:value-type="float" office:value="5018" calcext:value-type="float">
            <text:p>5018</text:p>
          </table:table-cell>
          <table:table-cell office:value-type="float" office:value="343039" calcext:value-type="float">
            <text:p>34303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72.44440417512" calcext:value-type="float">
            <text:p>3072.4444041751</text:p>
          </table:table-cell>
          <table:table-cell office:value-type="float" office:value="19.8167282787281" calcext:value-type="float">
            <text:p>19.8167282787</text:p>
          </table:table-cell>
          <table:table-cell office:value-type="float" office:value="109.348706642022" calcext:value-type="float">
            <text:p>109.348706642</text:p>
          </table:table-cell>
          <table:table-cell office:value-type="float" office:value="3047" calcext:value-type="float">
            <text:p>3047</text:p>
          </table:table-cell>
          <table:table-cell office:value-type="float" office:value="331104" calcext:value-type="float">
            <text:p>33110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54.14603998561" calcext:value-type="float">
            <text:p>2954.1460399856</text:p>
          </table:table-cell>
          <table:table-cell office:value-type="float" office:value="20.0751657501156" calcext:value-type="float">
            <text:p>20.0751657501</text:p>
          </table:table-cell>
          <table:table-cell office:value-type="float" office:value="117.178742483425" calcext:value-type="float">
            <text:p>117.1787424834</text:p>
          </table:table-cell>
          <table:table-cell office:value-type="float" office:value="3041" calcext:value-type="float">
            <text:p>3041</text:p>
          </table:table-cell>
          <table:table-cell office:value-type="float" office:value="350226" calcext:value-type="float">
            <text:p>35022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54.29784304078" calcext:value-type="float">
            <text:p>2954.2978430408</text:p>
          </table:table-cell>
          <table:table-cell office:value-type="float" office:value="21.2378197406446" calcext:value-type="float">
            <text:p>21.2378197406</text:p>
          </table:table-cell>
          <table:table-cell office:value-type="float" office:value="125.175709551359" calcext:value-type="float">
            <text:p>125.1757095514</text:p>
          </table:table-cell>
          <table:table-cell office:value-type="float" office:value="3041" calcext:value-type="float">
            <text:p>3041</text:p>
          </table:table-cell>
          <table:table-cell office:value-type="float" office:value="353646" calcext:value-type="float">
            <text:p>3536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1.37632203264" calcext:value-type="float">
            <text:p>3131.3763220327</text:p>
          </table:table-cell>
          <table:table-cell office:value-type="float" office:value="22.7363928065494" calcext:value-type="float">
            <text:p>22.7363928065</text:p>
          </table:table-cell>
          <table:table-cell office:value-type="float" office:value="133.212525453573" calcext:value-type="float">
            <text:p>133.2125254536</text:p>
          </table:table-cell>
          <table:table-cell office:value-type="float" office:value="3060" calcext:value-type="float">
            <text:p>3060</text:p>
          </table:table-cell>
          <table:table-cell office:value-type="float" office:value="351542" calcext:value-type="float">
            <text:p>35154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8.00946456631" calcext:value-type="float">
            <text:p>3128.0094645663</text:p>
          </table:table-cell>
          <table:table-cell office:value-type="float" office:value="23.8672820559032" calcext:value-type="float">
            <text:p>23.8672820559</text:p>
          </table:table-cell>
          <table:table-cell office:value-type="float" office:value="141.246575206835" calcext:value-type="float">
            <text:p>141.2465752068</text:p>
          </table:table-cell>
          <table:table-cell office:value-type="float" office:value="3054" calcext:value-type="float">
            <text:p>3054</text:p>
          </table:table-cell>
          <table:table-cell office:value-type="float" office:value="355114" calcext:value-type="float">
            <text:p>3551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  <table:database-ranges>
        <table:database-range table:name="__Anonymous_Sheet_DB__0" table:target-range-address="Sheet1.A1:Sheet1.H2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1-28T21:01:52.615184566</dc:date>
    <meta:editing-duration>P0D</meta:editing-duration>
    <meta:editing-cycles>1</meta:editing-cycles>
    <meta:document-statistic meta:table-count="1" meta:cell-count="1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4.201cm" style:legend-expansion="high" chart:style-name="ch2"/>
        <chart:plot-area chart:style-name="ch3" table:cell-range-address="Sheet1.A1:Sheet1.A21 Sheet1.E1:Sheet1.E21" chart:data-source-has-labels="row" svg:x="1.331cm" svg:y="0.18cm" svg:width="11.021cm" svg:height="7.659cm">
          <chartooo:coordinate-region svg:x="2.323cm" svg:y="0.379cm" svg:width="9.472cm" svg:height="6.813cm"/>
          <chart:axis chart:dimension="x" chart:name="primary-x" chart:style-name="ch4">
            <chart:title svg:x="6.003cm" svg:y="8.019cm" chart:style-name="ch5">
              <text:p>throughput</text:p>
            </chart:title>
          </chart:axis>
          <chart:axis chart:dimension="y" chart:name="primary-y" chart:style-name="ch4">
            <chart:title svg:x="0.451cm" svg:y="5.085cm" chart:style-name="ch6">
              <text:p>response time</text:p>
            </chart:title>
            <chart:grid chart:style-name="ch7" chart:class="major"/>
          </chart:axis>
          <chart:series chart:style-name="ch8" chart:values-cell-range-address="Sheet1.A2:Sheet1.A21" chart:label-cell-address="Sheet1.E1:Sheet1.E1" chart:class="chart:scatter">
            <chart:domain table:cell-range-address="Sheet1.E2:Sheet1.E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otalreques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56">
                <text:p>14056</text:p>
                <draw:g>
                  <svg:desc>Sheet1.E2:Sheet1.E21</svg:desc>
                </draw:g>
              </table:table-cell>
              <table:table-cell office:value-type="float" office:value="1014.41140657328">
                <text:p>1014.41140657328</text:p>
                <draw:g>
                  <svg:desc>Sheet1.A2:Sheet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966">
                <text:p>58966</text:p>
              </table:table-cell>
              <table:table-cell office:value-type="float" office:value="1069.41140657328">
                <text:p>1069.41140657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302">
                <text:p>110302</text:p>
              </table:table-cell>
              <table:table-cell office:value-type="float" office:value="1094.51563888234">
                <text:p>1094.51563888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811">
                <text:p>166811</text:p>
              </table:table-cell>
              <table:table-cell office:value-type="float" office:value="1212.13821630468">
                <text:p>1212.13821630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802">
                <text:p>208802</text:p>
              </table:table-cell>
              <table:table-cell office:value-type="float" office:value="1272.25763163188">
                <text:p>1272.25763163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973">
                <text:p>224973</text:p>
              </table:table-cell>
              <table:table-cell office:value-type="float" office:value="1688.92385308459">
                <text:p>1688.92385308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7214">
                <text:p>267214</text:p>
              </table:table-cell>
              <table:table-cell office:value-type="float" office:value="1892.73617400286">
                <text:p>1892.73617400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8285">
                <text:p>288285</text:p>
              </table:table-cell>
              <table:table-cell office:value-type="float" office:value="2198.79955252615">
                <text:p>2198.79955252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1256">
                <text:p>291256</text:p>
              </table:table-cell>
              <table:table-cell office:value-type="float" office:value="2427.89176875326">
                <text:p>2427.89176875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6166">
                <text:p>326166</text:p>
              </table:table-cell>
              <table:table-cell office:value-type="float" office:value="2533.20270966318">
                <text:p>2533.20270966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2054">
                <text:p>332054</text:p>
              </table:table-cell>
              <table:table-cell office:value-type="float" office:value="2513.22095803695">
                <text:p>2513.22095803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772">
                <text:p>338772</text:p>
              </table:table-cell>
              <table:table-cell office:value-type="float" office:value="2602.34865041975">
                <text:p>2602.34865041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303">
                <text:p>350303</text:p>
              </table:table-cell>
              <table:table-cell office:value-type="float" office:value="2601.2848277063">
                <text:p>2601.2848277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6149">
                <text:p>346149</text:p>
              </table:table-cell>
              <table:table-cell office:value-type="float" office:value="2902.39630621495">
                <text:p>2902.39630621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3039">
                <text:p>343039</text:p>
              </table:table-cell>
              <table:table-cell office:value-type="float" office:value="3058.67228799058">
                <text:p>3058.67228799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1104">
                <text:p>331104</text:p>
              </table:table-cell>
              <table:table-cell office:value-type="float" office:value="3072.44440417512">
                <text:p>3072.44440417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226">
                <text:p>350226</text:p>
              </table:table-cell>
              <table:table-cell office:value-type="float" office:value="2954.14603998561">
                <text:p>2954.14603998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3646">
                <text:p>353646</text:p>
              </table:table-cell>
              <table:table-cell office:value-type="float" office:value="2954.29784304078">
                <text:p>2954.29784304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1542">
                <text:p>351542</text:p>
              </table:table-cell>
              <table:table-cell office:value-type="float" office:value="3131.37632203264">
                <text:p>3131.37632203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5114">
                <text:p>355114</text:p>
              </table:table-cell>
              <table:table-cell office:value-type="float" office:value="3128.00946456631">
                <text:p>3128.009464566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11cm" svg:y="4.201cm" style:legend-expansion="high" chart:style-name="ch2"/>
        <chart:plot-area chart:style-name="ch3" table:cell-range-address="Sheet1.A1:Sheet1.A21 Sheet1.F1:Sheet1.F21" chart:data-source-has-labels="row" svg:x="1.331cm" svg:y="0.18cm" svg:width="9.46cm" svg:height="8.64cm">
          <chartooo:coordinate-region svg:x="2.323cm" svg:y="0.38cm" svg:width="8.281cm" svg:height="7.793cm"/>
          <chart:axis chart:dimension="x" chart:name="primary-x" chart:style-name="ch4"/>
          <chart:axis chart:dimension="y" chart:name="primary-y" chart:style-name="ch4">
            <chart:title svg:x="0.451cm" svg:y="5.298cm" chart:style-name="ch5">
              <text:p>Y Axis Title</text:p>
            </chart:title>
            <chart:grid chart:style-name="ch6" chart:class="major"/>
          </chart:axis>
          <chart:series chart:style-name="ch7" chart:values-cell-range-address="Sheet1.A2:Sheet1.A21" chart:label-cell-address="Sheet1.F1:Sheet1.F1" chart:class="chart:scatter">
            <chart:domain table:cell-range-address="Sheet1.F2:Sheet1.F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oadgeneratorinstance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2:Sheet1.F21</svg:desc>
                </draw:g>
              </table:table-cell>
              <table:table-cell office:value-type="float" office:value="1014.41140657328">
                <text:p>1014.41140657328</text:p>
                <draw:g>
                  <svg:desc>Sheet1.A2:Sheet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69.41140657328">
                <text:p>1069.41140657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94.51563888234">
                <text:p>1094.51563888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12.13821630468">
                <text:p>1212.13821630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72.25763163188">
                <text:p>1272.25763163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688.92385308459">
                <text:p>1688.92385308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892.73617400286">
                <text:p>1892.73617400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198.79955252615">
                <text:p>2198.79955252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427.89176875326">
                <text:p>2427.89176875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533.20270966318">
                <text:p>2533.20270966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2513.22095803695">
                <text:p>2513.22095803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2602.34865041975">
                <text:p>2602.34865041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2601.2848277063">
                <text:p>2601.2848277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902.39630621495">
                <text:p>2902.39630621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3058.67228799058">
                <text:p>3058.67228799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3072.44440417512">
                <text:p>3072.44440417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2954.14603998561">
                <text:p>2954.146039985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2954.29784304078">
                <text:p>2954.29784304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3131.37632203264">
                <text:p>3131.37632203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3128.00946456631">
                <text:p>3128.009464566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